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22ea" officeooo:paragraph-rsid="000722ea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rsid="000722ea" officeooo:paragraph-rsid="000722ea"/>
    </style:style>
    <style:style style:name="T1" style:family="text">
      <style:text-properties officeooo:rsid="00072f8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 initiale :</text:p>
      <text:list xml:id="list3315079439" text:style-name="L1">
        <text:list-item>
          <text:p text:style-name="P2">opam install ocaml-lsp-server</text:p>
        </text:list-item>
        <text:list-item>
          <text:p text:style-name="P2">opam install ocamlformat</text:p>
        </text:list-item>
        <text:list-item>
          <text:p text:style-name="P2">opam install pprint</text:p>
        </text:list-item>
      </text:list>
      <text:p text:style-name="Standard"/>
      <text:p text:style-name="P1">VSCode :</text:p>
      <text:list xml:id="list56202821" text:style-name="L2">
        <text:list-item>
          <text:p text:style-name="P3">ouvrir CTRL + SHIFT + P <text:s/>=&gt; open REPL</text:p>
        </text:list-item>
        <text:list-item>
          <text:p text:style-name="P3">Dans l’invite de cmd qui s’ouvre : </text:p>
          <text:list>
            <text:list-item>
              <text:p text:style-name="P3">make <text:span text:style-name="T1">(parse?)</text:span></text:p>
            </text:list-item>
            <text:list-item>
              <text:p text:style-name="P3">#use « use.ml »</text:p>
            </text:list-item>
            <text:list-item>
              <text:p text:style-name="P3">parse « Tests/nomduficher.ml »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59:15.175822638</meta:creation-date>
    <dc:date>2024-03-15T17:29:46.691974380</dc:date>
    <meta:editing-duration>PT5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8" meta:character-count="242" meta:non-whitespace-character-count="210"/>
  </office:meta>
</office:document-meta>
</file>